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4</text:p>
      <text:p text:style-name="Standard"/>
      <text:p text:style-name="Standard">Zadanie si môžeme preformovať do: Nájdite všetky kružnice a spočítajte ich vrcholy.</text:p>
      <text:p text:style-name="Standard"/>
      <text:p text:style-name="Standard">Takže z každého vrchola skúsime spraviť kružnicu, a keď niektorý vrchol navštívime 2 krát, tak určite leží na kružnici.</text:p>
      <text:p text:style-name="Standard">Potom všetky vrcholy, ku ktorým sme sa dostali označíme ako nepoužiteľné, pretože ak by sme sa na ne dostali z iných ešte nenavštívených vrcholov, tak určite tieto vrcholy neležia na kružnici, pretože ak sme sa už z navštíveného vrcholu nevedeli dostať na tento, tak už budeme márne skúšať.</text:p>
      <text:p text:style-name="Standard"/>
      <text:p text:style-name="Standard">Preto každý vrchol navštívime konštantný počet krát čas O(N) a pamätáme si pre každý vrchol iba jeho stav, takže pamäť O(N).</text:p>
      <text:p text:style-name="Standard"/>
      <text:p text:style-name="Standard"/>
      <text:p text:style-name="Standard"/>
      <text:p text:style-name="Standard"/>
      <text:p text:style-name="Standard">#include &lt;iostream&gt; </text:p>
      <text:p text:style-name="Standard">using namespace std; </text:p>
      <text:p text:style-name="Standard"/>
      <text:p text:style-name="Standard"/>
      <text:p text:style-name="Standard">int navstivene [1000009]; <text:tab/><text:tab/>//zapamätáme si stav vrcholu</text:p>
      <text:p text:style-name="Standard">int susedia[1000009]; <text:tab/><text:tab/><text:tab/>// a jeho cestu</text:p>
      <text:p text:style-name="Standard"/>
      <text:p text:style-name="Standard">int pocet=0; <text:tab/><text:tab/><text:tab/><text:tab/>// počet vrcholov na kružnici</text:p>
      <text:p text:style-name="Standard"/>
      <text:p text:style-name="Standard"/>
      <text:p text:style-name="Standard"/>
      <text:p text:style-name="Standard"/>
      <text:p text:style-name="Standard">int rec(int cur){ <text:tab/><text:tab/><text:tab/>// rekurzívne prehľadáme – rekurzia bude spustená max 2N krát, takže čas a ani pamäť nám to nepridá.</text:p>
      <text:p text:style-name="Standard"/>
      <text:p text:style-name="Standard"/>
      <text:p text:style-name="Standard"/>
      <text:p text:style-name="Standard">if(navstivene[cur]==1){ <text:tab/><text:tab/>// ak sme sa dostali na použiteľný navštívený ostrov, zvýši sa počet super ostrovov.</text:p>
      <text:p text:style-name="Standard">pocet++; </text:p>
      <text:p text:style-name="Standard">navstivene[cur]=2; <text:tab/><text:tab/><text:tab/>//označíme vrchol ako zarátaný a posunieme sa na ďalší</text:p>
      <text:p text:style-name="Standard">rec(susedia[cur]); </text:p>
      <text:p text:style-name="Standard"/>
      <text:p text:style-name="Standard">} </text:p>
      <text:p text:style-name="Standard"/>
      <text:p text:style-name="Standard">else if(navstivene[cur]==0){ <text:tab/><text:tab/>//ak ostrom ešte nebol navštívený, tak ho označíme ako navštívený, ale ešte ho nemôžeme zarátať</text:p>
      <text:p text:style-name="Standard"/>
      <text:p text:style-name="Standard"/>
      <text:p text:style-name="Standard">navstivene[cur]=1; <text:tab/><text:tab/><text:tab/></text:p>
      <text:p text:style-name="Standard">rec(susedia[cur]); <text:tab/><text:tab/><text:tab/>// ideme na ďalší vrchol</text:p>
      <text:p text:style-name="Standard"/>
      <text:p text:style-name="Standard"/>
      <text:p text:style-name="Standard"><text:soft-page-break/>} </text:p>
      <text:p text:style-name="Standard"/>
      <text:p text:style-name="Standard"/>
      <text:p text:style-name="Standard">return 0; </text:p>
      <text:p text:style-name="Standard">} </text:p>
      <text:p text:style-name="Standard"><text:s/></text:p>
      <text:p text:style-name="Standard"/>
      <text:p text:style-name="Standard">int vymaz(int cur){ <text:tab/><text:tab/><text:tab/>// potom ako navštívime niektoré vrcholy a zistíme, či ležia, alebo neležia na kružnici , tak či ležia, alebo neležia, už nemôžu ležať na inej kružnici a preto ich označíme ako nepoužiteľné – tiež rekurzívne, takže potrebujeme len čas veľkosti počtu ostrovov. Takže dokopy táto funkcia nám navštívi každý vrchol konštantný počet krát, takže čas nám to nepridá.</text:p>
      <text:p text:style-name="Standard"/>
      <text:p text:style-name="Standard">if(navstivene[cur]!=0 &amp;&amp; navstivene[cur]!=10){ <text:tab/>// ak ostrov bol navštívený, ale je použiteľný</text:p>
      <text:p text:style-name="Standard">navstivene[cur]=10; </text:p>
      <text:p text:style-name="Standard">vymaz(susedia[cur]); <text:tab/><text:tab/><text:tab/><text:tab/><text:tab/>// ideme vymazať ďalší vrchol</text:p>
      <text:p text:style-name="Standard">} </text:p>
      <text:p text:style-name="Standard"/>
      <text:p text:style-name="Standard"/>
      <text:p text:style-name="Standard">} </text:p>
      <text:p text:style-name="Standard"/>
      <text:p text:style-name="Standard">int main(){ </text:p>
      <text:p text:style-name="Standard">int n; </text:p>
      <text:p text:style-name="Standard">cin&gt;&gt;n; </text:p>
      <text:p text:style-name="Standard"/>
      <text:p text:style-name="Standard">for(int i=1; i&lt;=n; i++) <text:tab/><text:tab/><text:tab/><text:tab/><text:tab/>// načítame</text:p>
      <text:p text:style-name="Standard">cin&gt;&gt;susedia[i]; </text:p>
      <text:p text:style-name="Standard"/>
      <text:p text:style-name="Standard">for(int i=1; i&lt;=n; i++) <text:tab/><text:tab/><text:tab/><text:tab/><text:tab/>// označíme všetky vrcholy ako nenavštívené</text:p>
      <text:p text:style-name="Standard">navstivene[i]=0; </text:p>
      <text:p text:style-name="Standard"/>
      <text:p text:style-name="Standard"/>
      <text:p text:style-name="Standard">for(int i=1; i&lt;=n; i++) </text:p>
      <text:p text:style-name="Standard">if(navstivene[i]==0){ <text:tab/><text:tab/><text:tab/><text:tab/><text:tab/>// každý vrchol prezrieme práve raz a zistíme či leží na kružnici</text:p>
      <text:p text:style-name="Standard">rec(i); </text:p>
      <text:p text:style-name="Standard">vymaz(i); <text:tab/><text:tab/><text:tab/><text:tab/><text:tab/><text:tab/>// a vymažeme všetky navštívené vrcholy</text:p>
      <text:p text:style-name="Standard">} </text:p>
      <text:p text:style-name="Standard"/>
      <text:p text:style-name="Standard"/>
      <text:p text:style-name="Standard">cout&lt;&lt;pocet&lt;&lt;endl; </text:p>
      <text:p text:style-name="Standard"/>
      <text:p text:style-name="Standard"/>
      <text:p text:style-name="Standard"/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5-15T20:02:39</meta:creation-date>
    <dc:date>2012-05-16T19:09:14</dc:date>
    <dc:creator>kabell </dc:creator>
    <meta:editing-duration>PT1M3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46" meta:word-count="345" meta:character-count="2349" meta:non-whitespace-character-count="1969"/>
  </office:meta>
</office:document-meta>
</file>